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30a" officeooo:paragraph-rsid="001cd30a"/>
    </style:style>
    <style:style style:name="P2" style:family="paragraph" style:parent-style-name="Standard">
      <style:text-properties officeooo:paragraph-rsid="001cd30a"/>
    </style:style>
    <style:style style:name="T1" style:family="text">
      <style:text-properties officeooo:rsid="001cd3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archivos png , los scss y el html no tenian ningun error de escritura , osea estaban bien hechos ,</text:p>
      <text:p text:style-name="P1">pero tenia dos errores :</text:p>
      <text:p text:style-name="P1"/>
      <text:p text:style-name="P1">Primero que no estaban estructurados y no tenian las carpetas que decian asi que <text:s/>las he añadido y he metido en cada una el archivo correspondiente : las imagenes en la carpeta img y el scss en la carpeta css para que los enlaces funcionaran correctamente y las direcciones fueran las correctas.</text:p>
      <text:p text:style-name="P1"/>
      <text:p text:style-name="P2"><text:span text:style-name="T1">Y el ultimo error es que no existia el archivo css/style__scss.css asi que en el programa visual studio , descargue el plugin Live Sass Compiller y compile de manera automatica el archivo style__scss.scss para que se creara el css/style__scss.css y despues le di a run y comprobe que tenia el aspecto desead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09:08:17.740752929</meta:creation-date>
    <meta:generator>LibreOffice/7.4.7.2$Linux_X86_64 LibreOffice_project/40$Build-2</meta:generator>
    <dc:date>2023-10-31T09:28:52.871468960</dc:date>
    <meta:editing-duration>PT20M36S</meta:editing-duration>
    <meta:editing-cycles>1</meta:editing-cycles>
    <meta:document-statistic meta:table-count="0" meta:image-count="0" meta:object-count="0" meta:page-count="1" meta:paragraph-count="4" meta:word-count="130" meta:character-count="729" meta:non-whitespace-character-count="602"/>
  </office:meta>
</office:document-meta>
</file>